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A000002A5190BE9F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cm" svg:stroke-color="#ff3333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8cm" svg:height="21cm" svg:x="0cm" svg:y="0cm">
          <draw:image xlink:href="Pictures/100000000000044A000002A5190BE9F7.png" xlink:type="simple" xlink:show="embed" xlink:actuate="onLoad">
            <text:p/>
          </draw:image>
        </draw:frame>
        <draw:line draw:style-name="gr2" draw:text-style-name="P1" draw:layer="layout" svg:x1="6.2cm" svg:y1="11.8cm" svg:x2="14.2cm" svg:y2="13.8cm">
          <text:p/>
        </draw:line>
        <draw:line draw:style-name="gr2" draw:text-style-name="P1" draw:layer="layout" svg:x1="10.8cm" svg:y1="15cm" svg:x2="14.4cm" svg:y2="14.2cm">
          <text:p/>
        </draw:line>
        <draw:line draw:style-name="gr2" draw:text-style-name="P1" draw:layer="layout" svg:x1="15cm" svg:y1="9.2cm" svg:x2="15.4cm" svg:y2="13.2cm">
          <text:p/>
        </draw:line>
        <draw:line draw:style-name="gr2" draw:text-style-name="P1" draw:layer="layout" svg:x1="5.853cm" svg:y1="11.053cm" svg:x2="13.853cm" svg:y2="9.053cm">
          <text:p/>
        </draw:line>
        <draw:line draw:style-name="gr2" draw:text-style-name="P1" draw:layer="layout" svg:x1="5.6cm" svg:y1="12.2cm" svg:x2="9.4cm" svg:y2="14.4cm">
          <text:p/>
        </draw:line>
        <draw:line draw:style-name="gr2" draw:text-style-name="P1" draw:layer="layout" svg:x1="14.6cm" svg:y1="9.2cm" svg:x2="10cm" svg:y2="14.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ena Spadini</meta:initial-creator>
    <meta:creation-date>2016-09-04T23:02:25.58</meta:creation-date>
    <meta:editing-duration>PT7M59S</meta:editing-duration>
    <meta:editing-cycles>2</meta:editing-cycles>
    <dc:date>2016-09-04T23:25:34.76</dc:date>
    <dc:creator>Elena Spadini</dc:creator>
    <meta:document-statistic meta:object-count="30"/>
    <meta:generator>OpenOffice/4.1.2$Win32 OpenOffice.org_project/412m3$Build-9782</meta:generator>
  </office:meta>
</office:document-meta>
</file>